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7.488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ivot_20_Table_20_Corner">
      <style:table-cell-properties fo:border-bottom="0.99pt solid #000000" fo:border-left="2.01pt solid #000000" fo:border-right="none" fo:border-top="2.01pt solid #000000"/>
    </style:style>
    <style:style style:name="ce9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Value">
      <style:table-cell-properties fo:border-bottom="2.01pt solid #000000" fo:border-left="none" fo:border-right="2.01pt solid #000000" fo:border-top="0.99pt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quipamento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7" table:default-cell-style-name="ce1"/>
        <table:table-column table:style-name="co9" table:default-cell-style-name="ce1"/>
        <table:table-column table:style-name="co3" table:number-columns-repeated="1000" table:default-cell-style-name="ce1"/>
        <table:table-row table:style-name="ro1">
          <table:table-cell table:style-name="ce2" office:value-type="string" calcext:value-type="string">
            <text:p>Setor</text:p>
          </table:table-cell>
          <table:table-cell table:style-name="ce2" office:value-type="string" calcext:value-type="string">
            <text:p>Localização</text:p>
          </table:table-cell>
          <table:table-cell table:style-name="ce2" office:value-type="string" calcext:value-type="string">
            <text:p>Sala</text:p>
          </table:table-cell>
          <table:table-cell table:style-name="ce2" office:value-type="string" calcext:value-type="string">
            <text:p>Id tombo</text:p>
          </table:table-cell>
          <table:table-cell table:style-name="ce2" office:value-type="string" calcext:value-type="string">
            <text:p>No Série</text:p>
          </table:table-cell>
          <table:table-cell table:style-name="ce2" office:value-type="string" calcext:value-type="string">
            <text:p>Tipo equip.</text:p>
          </table:table-cell>
          <table:table-cell table:style-name="ce2" office:value-type="string" calcext:value-type="string">
            <text:p>Licença</text:p>
          </table:table-cell>
          <table:table-cell table:style-name="ce2" office:value-type="string" calcext:value-type="string">
            <office:annotation draw:style-name="gr1" draw:text-style-name="P2" svg:width="2.899cm" svg:height="3.756cm" svg:x="26.564cm" svg:y="0cm" draw:caption-point-x="-0.61cm" draw:caption-point-y="0.01cm">
              <dc:date>2023-01-30T00:00:00</dc:date>
              <text:p text:style-name="P1"><text:span text:style-name="T1">Código:</text:span></text:p>
              <text:p text:style-name="P1"><text:span text:style-name="T1">0 = não operacional</text:span></text:p>
              <text:p text:style-name="P1"><text:span text:style-name="T1">1 = operacional</text:span></text:p>
              <text:p text:style-name="P1"><text:span text:style-name="T1">2 = em manutenção</text:span></text:p>
              <text:p text:style-name="P1"><text:span text:style-name="T1">9 = inservível</text:span></text:p>
              <text:p text:style-name="P1"><text:span text:style-name="T1">9*=inservível faltando fonte</text:span></text:p>
            </office:annotation>
            <text:p>Operacional</text:p>
          </table:table-cell>
          <table:table-cell table:style-name="ce2" office:value-type="string" calcext:value-type="string">
            <text:p>Fabricante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Tonner/Tinta</text:p>
          </table:table-cell>
          <table:table-cell table:style-name="ce2" office:value-type="string" calcext:value-type="string">
            <text:p>Tam. tela</text:p>
          </table:table-cell>
          <table:table-cell table:style-name="ce2" office:value-type="string" calcext:value-type="string">
            <text:p>Active Diretory</text:p>
          </table:table-cell>
          <table:table-cell table:style-name="ce2" office:value-type="string" calcext:value-type="string">
            <text:p>Sistema Op.</text:p>
          </table:table-cell>
          <table:table-cell table:style-name="ce2" office:value-type="string" calcext:value-type="string">
            <text:p>Motherboard</text:p>
          </table:table-cell>
          <table:table-cell table:style-name="ce2" office:value-type="string" calcext:value-type="string">
            <text:p>Processador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Tpo RAM</text:p>
          </table:table-cell>
          <table:table-cell table:style-name="ce2" office:value-type="string" calcext:value-type="string">
            <text:p>Tipo disco</text:p>
          </table:table-cell>
          <table:table-cell table:style-name="ce2" office:value-type="string" calcext:value-type="string">
            <text:p>Cap. disco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Ponto Rede</text:p>
          </table:table-cell>
          <table:table-cell table:style-name="ce2" office:value-type="string" calcext:value-type="string">
            <text:p>Vínculo</text:p>
          </table:table-cell>
          <table:table-cell office:value-type="string" calcext:value-type="string">
            <text:p>observações</text:p>
          </table:table-cell>
          <table:table-cell office:value-type="string" calcext:value-type="string">
            <text:p>un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erência Administrativa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erência Administrativa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ni Switch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erência Administrativa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896" calcext:value-type="float">
            <text:p>2896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Intel H61</text:p>
          </table:table-cell>
          <table:table-cell office:value-type="string" calcext:value-type="string">
            <text:p>i5 – 240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1T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896" calcext:value-type="float">
            <text:p>28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911" calcext:value-type="float">
            <text:p>2911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-</text:p>
          </table:table-cell>
          <table:table-cell office:value-type="float" office:value="2896" calcext:value-type="float">
            <text:p>28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aixa Som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-</text:p>
          </table:table-cell>
          <table:table-cell office:value-type="float" office:value="2896" calcext:value-type="float">
            <text:p>28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896" calcext:value-type="float">
            <text:p>2896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n37aa-b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896" calcext:value-type="float">
            <text:p>28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085" calcext:value-type="float">
            <text:p>2085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Pentium Dual Core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85" calcext:value-type="float">
            <text:p>20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54" calcext:value-type="float">
            <text:p>2254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085" calcext:value-type="float">
            <text:p>20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339" calcext:value-type="float">
            <text:p>2339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7 x86</text:p>
          </table:table-cell>
          <table:table-cell office:value-type="string" calcext:value-type="string">
            <text:p>Intel DH61BR</text:p>
          </table:table-cell>
          <table:table-cell office:value-type="string" calcext:value-type="string">
            <text:p>I3 – 210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39" calcext:value-type="float">
            <text:p>23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45" calcext:value-type="float">
            <text:p>2245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339" calcext:value-type="float">
            <text:p>23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908" calcext:value-type="float">
            <text:p>2908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619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339" calcext:value-type="float">
            <text:p>23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09537" calcext:value-type="float">
            <text:p>209537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-</text:p>
          </table:table-cell>
          <table:table-cell office:value-type="float" office:value="2339" calcext:value-type="float">
            <text:p>23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47" calcext:value-type="float">
            <text:p>2247</text:p>
          </table:table-cell>
          <table:table-cell/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Intel DH61BR</text:p>
          </table:table-cell>
          <table:table-cell office:value-type="string" calcext:value-type="string">
            <text:p>I3 – 540</text:p>
          </table:table-cell>
          <table:table-cell office:value-type="string" calcext:value-type="string">
            <text:p>6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2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47" calcext:value-type="float">
            <text:p>22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55" calcext:value-type="float">
            <text:p>2255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47" calcext:value-type="float">
            <text:p>22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aixa Som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-</text:p>
          </table:table-cell>
          <table:table-cell office:value-type="float" office:value="2247" calcext:value-type="float">
            <text:p>22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S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247" calcext:value-type="float">
            <text:p>22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341" calcext:value-type="float">
            <text:p>2341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Intel DH61BR</text:p>
          </table:table-cell>
          <table:table-cell office:value-type="string" calcext:value-type="string">
            <text:p>I3 – 210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41" calcext:value-type="float">
            <text:p>23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44" calcext:value-type="float">
            <text:p>2244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341" calcext:value-type="float">
            <text:p>23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398" calcext:value-type="float">
            <text:p>2398</text:p>
          </table:table-cell>
          <table:table-cell/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7 x86</text:p>
          </table:table-cell>
          <table:table-cell office:value-type="string" calcext:value-type="string">
            <text:p>Intel DH61HO</text:p>
          </table:table-cell>
          <table:table-cell office:value-type="string" calcext:value-type="string">
            <text:p>I3 – 210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12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98" calcext:value-type="float">
            <text:p>23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88" calcext:value-type="float">
            <text:p>2288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398" calcext:value-type="float">
            <text:p>23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COM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S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398" calcext:value-type="float">
            <text:p>23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463" calcext:value-type="float">
            <text:p>2463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47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5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63" calcext:value-type="float">
            <text:p>24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51" calcext:value-type="float">
            <text:p>2251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463" calcext:value-type="float">
            <text:p>24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Estabilizad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SAL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463" calcext:value-type="float">
            <text:p>24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850" calcext:value-type="float">
            <text:p>2850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YOCERA</text:p>
          </table:table-cell>
          <table:table-cell office:value-type="string" calcext:value-type="string">
            <text:p>m2040dn/L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68" calcext:value-type="float">
            <text:p>2268</text:p>
          </table:table-cell>
          <table:table-cell/>
          <table:table-cell office:value-type="string" calcext:value-type="string">
            <text:p>P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5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4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68" calcext:value-type="float">
            <text:p>22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74" calcext:value-type="float">
            <text:p>2274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68" calcext:value-type="float">
            <text:p>22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stabilizador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celine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268" calcext:value-type="float">
            <text:p>22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68" calcext:value-type="float">
            <text:p>22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celine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268" calcext:value-type="float">
            <text:p>22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09512" calcext:value-type="float">
            <text:p>209512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33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24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9512" calcext:value-type="float">
            <text:p>2095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61" calcext:value-type="float">
            <text:p>2261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09512" calcext:value-type="float">
            <text:p>2095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591" calcext:value-type="float">
            <text:p>2591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anager net 4t+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12" calcext:value-type="float">
            <text:p>2095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ccess Poin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wa901nd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09493" calcext:value-type="float">
            <text:p>209493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33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24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9493" calcext:value-type="float">
            <text:p>2094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899" calcext:value-type="float">
            <text:p>2899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09493" calcext:value-type="float">
            <text:p>2094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09553" calcext:value-type="float">
            <text:p>209553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manager net 4t+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493" calcext:value-type="float">
            <text:p>2094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919" calcext:value-type="float">
            <text:p>2919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ads-3000n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493" calcext:value-type="float">
            <text:p>2094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53677" calcext:value-type="float">
            <text:p>253677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b4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7 x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23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3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3677" calcext:value-type="float">
            <text:p>2536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52" calcext:value-type="float">
            <text:p>2252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abandon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899" calcext:value-type="float">
            <text:p>2899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240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1T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899" calcext:value-type="float">
            <text:p>28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899" calcext:value-type="float">
            <text:p>28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S/LICITAÇÃO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914" calcext:value-type="float">
            <text:p>2914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899" calcext:value-type="float">
            <text:p>28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9510" calcext:value-type="float">
            <text:p>209510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33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25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9510" calcext:value-type="float">
            <text:p>2095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57" calcext:value-type="float">
            <text:p>2257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09510" calcext:value-type="float">
            <text:p>2095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-</text:p>
          </table:table-cell>
          <table:table-cell office:value-type="float" office:value="209510" calcext:value-type="float">
            <text:p>2095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9611" calcext:value-type="float">
            <text:p>209611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23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250Gb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788" calcext:value-type="float">
            <text:p>2788</text:p>
          </table:table-cell>
          <table:table-cell/>
          <table:table-cell office:value-type="string" calcext:value-type="string">
            <text:p>UNIFI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biquiti</text:p>
          </table:table-cell>
          <table:table-cell office:value-type="string" calcext:value-type="string">
            <text:p>Uap-ac-lr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894" calcext:value-type="float">
            <text:p>2894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33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25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2898 (PMFS)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912" calcext:value-type="float">
            <text:p>2912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898" calcext:value-type="float">
            <text:p>2898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33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25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898" calcext:value-type="float">
            <text:p>2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898" calcext:value-type="float">
            <text:p>2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9571" calcext:value-type="float">
            <text:p>209571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898" calcext:value-type="float">
            <text:p>2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ATOR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9594" calcext:value-type="float">
            <text:p>209594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898" calcext:value-type="float">
            <text:p>2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53684" calcext:value-type="float">
            <text:p>253684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322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3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3684" calcext:value-type="float">
            <text:p>2536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53680" calcext:value-type="float">
            <text:p>253680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2050s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53684" calcext:value-type="float">
            <text:p>2536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385" calcext:value-type="float">
            <text:p>2385</text:p>
          </table:table-cell>
          <table:table-cell/>
          <table:table-cell office:value-type="string" calcext:value-type="string">
            <text:p>Scann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dak</text:p>
          </table:table-cell>
          <table:table-cell office:value-type="string" calcext:value-type="string">
            <text:p>i2400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53684" calcext:value-type="float">
            <text:p>2536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790" calcext:value-type="float">
            <text:p>2790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max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53684" calcext:value-type="float">
            <text:p>2536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65" calcext:value-type="float">
            <text:p>2065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fwy-1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1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401" calcext:value-type="float">
            <text:p>2401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dcp8080dn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92" calcext:value-type="float">
            <text:p>2292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5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9523" calcext:value-type="float">
            <text:p>209523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980" calcext:value-type="float">
            <text:p>2980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celine</text:p>
          </table:table-cell>
          <table:table-cell office:value-type="string" calcext:value-type="string">
            <text:p>ups1200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83124" calcext:value-type="float">
            <text:p>283124</text:p>
          </table:table-cell>
          <table:table-cell/>
          <table:table-cell office:value-type="string" calcext:value-type="string">
            <text:p>UNIFI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biquiti</text:p>
          </table:table-cell>
          <table:table-cell office:value-type="string" calcext:value-type="string">
            <text:p>Uap-ac-lr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Patio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94" calcext:value-type="float">
            <text:p>2294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33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25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94" calcext:value-type="float">
            <text:p>22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789" calcext:value-type="float">
            <text:p>2789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70swn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94" calcext:value-type="float">
            <text:p>22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89" calcext:value-type="float">
            <text:p>2089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ust600bifxrm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f1008-d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91" calcext:value-type="float">
            <text:p>2291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7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5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91" calcext:value-type="float">
            <text:p>22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43" calcext:value-type="float">
            <text:p>2243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91" calcext:value-type="float">
            <text:p>22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ust-900-s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91" calcext:value-type="float">
            <text:p>22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UVIDORIA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81" calcext:value-type="float">
            <text:p>2281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5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12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19</text:p>
          </table:table-cell>
          <table:table-cell office:value-type="float" office:value="2281" calcext:value-type="float">
            <text:p>22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UVIDORIA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09542" calcext:value-type="float">
            <text:p>209542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81" calcext:value-type="float">
            <text:p>22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UVIDORIA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ms1400b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81" calcext:value-type="float">
            <text:p>22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UVIDORIA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56" calcext:value-type="float">
            <text:p>2256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eron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UVIDORIA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069" calcext:value-type="float">
            <text:p>2069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fwy-1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UVIDORIA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09563" calcext:value-type="float">
            <text:p>209563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32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2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44" calcext:value-type="float">
            <text:p>23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344" calcext:value-type="float">
            <text:p>2344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344" calcext:value-type="float">
            <text:p>23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917" calcext:value-type="float">
            <text:p>2917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v 1600m net/bs-m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344" calcext:value-type="float">
            <text:p>23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793" calcext:value-type="float">
            <text:p>2793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57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344" calcext:value-type="float">
            <text:p>23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903" calcext:value-type="float">
            <text:p>2903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-b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netstation</text:p>
          </table:table-cell>
          <table:table-cell table:number-columns-repeated="1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249" calcext:value-type="float">
            <text:p>2249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*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1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346" calcext:value-type="float">
            <text:p>2346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*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1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*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1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072" calcext:value-type="float">
            <text:p>2072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*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fwy-1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MOXARIFADO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*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1960t-pn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11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289" calcext:value-type="float">
            <text:p>2289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7 x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5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12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89" calcext:value-type="float">
            <text:p>22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343" calcext:value-type="float">
            <text:p>2343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89" calcext:value-type="float">
            <text:p>22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stabilizad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 Tech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289" calcext:value-type="float">
            <text:p>22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209615?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89" calcext:value-type="float">
            <text:p>22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241" calcext:value-type="float">
            <text:p>2241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dcp8085dn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1898" calcext:value-type="float">
            <text:p>1898</text:p>
          </table:table-cell>
          <table:table-cell/>
          <table:table-cell office:value-type="string" calcext:value-type="string">
            <text:p>Estabilizad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 Tech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241" calcext:value-type="float">
            <text:p>22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IBLIOTECA</text:p>
          </table:table-cell>
          <table:table-cell office:value-type="string" calcext:value-type="string">
            <text:p>Anexo – 1 andar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f1008-d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78" calcext:value-type="float">
            <text:p>2278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5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12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78" calcext:value-type="float">
            <text:p>22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60" calcext:value-type="float">
            <text:p>2260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78" calcext:value-type="float">
            <text:p>22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93" calcext:value-type="float">
            <text:p>2293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7 x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540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148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93" calcext:value-type="float">
            <text:p>22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66" calcext:value-type="float">
            <text:p>2266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93" calcext:value-type="float">
            <text:p>22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53667" calcext:value-type="float">
            <text:p>253667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max</text:p>
          </table:table-cell>
          <table:table-cell office:value-type="string" calcext:value-type="string">
            <text:p>Yup-e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93" calcext:value-type="float">
            <text:p>22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lbras</text:p>
          </table:table-cell>
          <table:table-cell office:value-type="string" calcext:value-type="string">
            <text:p>sf800q+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9597" calcext:value-type="float">
            <text:p>209597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89" calcext:value-type="float">
            <text:p>22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NANCEIR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848" calcext:value-type="float">
            <text:p>2848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YOCERA</text:p>
          </table:table-cell>
          <table:table-cell office:value-type="string" calcext:value-type="string">
            <text:p>m2040dn/L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59" calcext:value-type="float">
            <text:p>2259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32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24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59" calcext:value-type="float">
            <text:p>22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63" calcext:value-type="float">
            <text:p>2263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59" calcext:value-type="float">
            <text:p>22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celine</text:p>
          </table:table-cell>
          <table:table-cell table:number-columns-repeated="14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9511" calcext:value-type="float">
            <text:p>209511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7 x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33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9511" calcext:value-type="float">
            <text:p>2095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9541" calcext:value-type="float">
            <text:p>209541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09511" calcext:value-type="float">
            <text:p>2095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Sv 1600m net/bs-m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11" calcext:value-type="float">
            <text:p>2095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440" calcext:value-type="float">
            <text:p>2440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skjet 2000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11" calcext:value-type="float">
            <text:p>2095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65" calcext:value-type="float">
            <text:p>2265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5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12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65" calcext:value-type="float">
            <text:p>22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64" calcext:value-type="float">
            <text:p>2264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65" calcext:value-type="float">
            <text:p>22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SLATIV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53670" calcext:value-type="float">
            <text:p>253670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max</text:p>
          </table:table-cell>
          <table:table-cell office:value-type="string" calcext:value-type="string">
            <text:p>Yup-e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65" calcext:value-type="float">
            <text:p>22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ENÁRIO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53678" calcext:value-type="float">
            <text:p>253678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b4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230m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20Gb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ENÁRI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7 – 7700k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500Gb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ENÁRI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wx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ENÁRIO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break</text:p>
          </table:table-cell>
          <table:table-cell office:value-type="float" office:value="253664" calcext:value-type="float">
            <text:p>253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max</text:p>
          </table:table-cell>
          <table:table-cell office:value-type="string" calcext:value-type="string">
            <text:p>Yup-e</text:p>
          </table:table-cell>
          <table:table-cell table:number-columns-repeated="1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NTROLADOR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240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1T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NTROLADOR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-b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NTROLADORI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office:value-type="float" office:value="4137" calcext:value-type="float">
            <text:p>4137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NTROLADOR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9598" calcext:value-type="float">
            <text:p>209598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float" office:value="2902" calcext:value-type="float">
            <text:p>2902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240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1T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float" office:value="2074" calcext:value-type="float">
            <text:p>2074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fwy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float" office:value="1118" calcext:value-type="float">
            <text:p>1118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celine</text:p>
          </table:table-cell>
          <table:table-cell office:value-type="string" calcext:value-type="string">
            <text:p>ups office interactive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float" office:value="2904" calcext:value-type="float">
            <text:p>2904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619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float" office:value="2284" calcext:value-type="float">
            <text:p>2284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5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24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84" calcext:value-type="float">
            <text:p>22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float" office:value="2073" calcext:value-type="float">
            <text:p>2073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fwy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84" calcext:value-type="float">
            <text:p>22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Link</text:p>
          </table:table-cell>
          <table:table-cell office:value-type="string" calcext:value-type="string">
            <text:p>tl-sf1008-d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float" office:value="2285" calcext:value-type="float">
            <text:p>2285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85" calcext:value-type="float">
            <text:p>22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float" office:value="2894" calcext:value-type="float">
            <text:p>2894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85" calcext:value-type="float">
            <text:p>22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float" office:value="2202" calcext:value-type="float">
            <text:p>2202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netstation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85" calcext:value-type="float">
            <text:p>22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float" office:value="2895" calcext:value-type="float">
            <text:p>2895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2400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1T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895" calcext:value-type="float">
            <text:p>28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float" office:value="2902" calcext:value-type="float">
            <text:p>2902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895" calcext:value-type="float">
            <text:p>28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float" office:value="2849" calcext:value-type="float">
            <text:p>2849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YOCERA</text:p>
          </table:table-cell>
          <table:table-cell office:value-type="string" calcext:value-type="string">
            <text:p>m2040dn/L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lbras</text:p>
          </table:table-cell>
          <table:table-cell office:value-type="string" calcext:value-type="string">
            <text:p>sf800q+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URADORIA</text:p>
          </table:table-cell>
          <table:table-cell office:value-type="string" calcext:value-type="string">
            <text:p>Anexo – 3 andar</text:p>
          </table:table-cell>
          <table:table-cell/>
          <table:table-cell office:value-type="float" office:value="2342" calcext:value-type="float">
            <text:p>2342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não ativ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aspire 5750-6_br8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231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12Gb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ERIMONIAL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900" calcext:value-type="float">
            <text:p>2900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240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24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00" calcext:value-type="float">
            <text:p>29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ERIMONIAL</text:p>
          </table:table-cell>
          <table:table-cell office:value-type="string" calcext:value-type="string">
            <text:p>Anexo – térre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900" calcext:value-type="float">
            <text:p>29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ERIMONIAL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792" calcext:value-type="float">
            <text:p>2792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57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900" calcext:value-type="float">
            <text:p>29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VISÃO DE INFORMÁTIC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53676" calcext:value-type="float">
            <text:p>253676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b4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23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24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3676" calcext:value-type="float">
            <text:p>2536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VISÃO DE INFORMÁTIC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53" calcext:value-type="float">
            <text:p>2253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40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53676" calcext:value-type="float">
            <text:p>2536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VISÃO DE INFORMÁTICA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2979.2022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celine</text:p>
          </table:table-cell>
          <table:table-cell office:value-type="string" calcext:value-type="string">
            <text:p>ups1200</text:p>
          </table:table-cell>
          <table:table-cell table:number-columns-repeated="1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VISÃO DE INFORMÁTICA</text:p>
          </table:table-cell>
          <table:table-cell office:value-type="string" calcext:value-type="string">
            <text:p>Principal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53682" calcext:value-type="float">
            <text:p>253682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8.1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33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3682" calcext:value-type="float">
            <text:p>2536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9524" calcext:value-type="float">
            <text:p>209524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53682" calcext:value-type="float">
            <text:p>2536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53671" calcext:value-type="float">
            <text:p>253671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max</text:p>
          </table:table-cell>
          <table:table-cell office:value-type="string" calcext:value-type="string">
            <text:p>Yup-e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53682" calcext:value-type="float">
            <text:p>2536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9507" calcext:value-type="float">
            <text:p>209507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333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24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9507" calcext:value-type="float">
            <text:p>2095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64" calcext:value-type="float">
            <text:p>2064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936swa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09507" calcext:value-type="float">
            <text:p>2095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Estabilizad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tech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09507" calcext:value-type="float">
            <text:p>2095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57" calcext:value-type="float">
            <text:p>2257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7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– 5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57" calcext:value-type="float">
            <text:p>22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20" calcext:value-type="float">
            <text:p>2220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31fw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57" calcext:value-type="float">
            <text:p>22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86" calcext:value-type="float">
            <text:p>2086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7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ntium Dual Core e530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24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86" calcext:value-type="float">
            <text:p>20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99" calcext:value-type="float">
            <text:p>2099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717fwy-1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086" calcext:value-type="float">
            <text:p>20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384" calcext:value-type="float">
            <text:p>2384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ust600s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86" calcext:value-type="float">
            <text:p>20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69" calcext:value-type="float">
            <text:p>2269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7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5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5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69" calcext:value-type="float">
            <text:p>22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dfg36ia00864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69" calcext:value-type="float">
            <text:p>22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588" calcext:value-type="float">
            <text:p>2588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ust600bi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69" calcext:value-type="float">
            <text:p>22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53675" calcext:value-type="float">
            <text:p>253675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69" calcext:value-type="float">
            <text:p>22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851" calcext:value-type="float">
            <text:p>2851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Mfc-l6902dw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351" calcext:value-type="float">
            <text:p>2351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ust600s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na sala da divisão de informática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5 – 2400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T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918" calcext:value-type="float">
            <text:p>2918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New 1200 std-ti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280" calcext:value-type="float">
            <text:p>2280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10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5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500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80" calcext:value-type="float">
            <text:p>22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09526" calcext:value-type="float">
            <text:p>209526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n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80" calcext:value-type="float">
            <text:p>22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910" calcext:value-type="float">
            <text:p>2910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office:value-type="string" calcext:value-type="string">
            <text:p>New 1200 std-ti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80" calcext:value-type="float">
            <text:p>22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905" calcext:value-type="float">
            <text:p>2905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619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80" calcext:value-type="float">
            <text:p>22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SIDÊNCIA</text:p>
          </table:table-cell>
          <table:table-cell office:value-type="string" calcext:value-type="string">
            <text:p>Principal</text:p>
          </table:table-cell>
          <table:table-cell/>
          <table:table-cell office:value-type="float" office:value="2777" calcext:value-type="float">
            <text:p>2777</text:p>
          </table:table-cell>
          <table:table-cell/>
          <table:table-cell office:value-type="string" calcext:value-type="string">
            <text:p>Multifunciona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YOCERA</text:p>
          </table:table-cell>
          <table:table-cell office:value-type="string" calcext:value-type="string">
            <text:p>m2040dn/L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re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ORD. TRANSPORTE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290" calcext:value-type="float">
            <text:p>2290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in7 x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3 54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512Gb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90" calcext:value-type="float">
            <text:p>22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ORD. TRANSPORTE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ew</text:p>
          </table:table-cell>
          <table:table-cell office:value-type="string" calcext:value-type="string">
            <text:p>lp517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2290" calcext:value-type="float">
            <text:p>22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ORD. TRANSPORTE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1885" calcext:value-type="float">
            <text:p>1885</text:p>
          </table:table-cell>
          <table:table-cell/>
          <table:table-cell office:value-type="string" calcext:value-type="string">
            <text:p>Estabilizad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rl1.5s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90" calcext:value-type="float">
            <text:p>22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ORD. TRANSPORTE</text:p>
          </table:table-cell>
          <table:table-cell office:value-type="string" calcext:value-type="string">
            <text:p>Anexo – térreo</text:p>
          </table:table-cell>
          <table:table-cell/>
          <table:table-cell office:value-type="float" office:value="2473" calcext:value-type="float">
            <text:p>2473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skjet 1000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290" calcext:value-type="float">
            <text:p>22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LU DE RONY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443" calcext:value-type="float">
            <text:p>2443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12" office:value-type="string" calcext:value-type="string">
            <text:p>-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LU DE RONY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09570" calcext:value-type="float">
            <text:p>209570</text:p>
          </table:table-cell>
          <table:table-cell/>
          <table:table-cell office:value-type="string" calcext:value-type="string">
            <text:p>Nobre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/>
          <table:table-cell table:number-columns-repeated="12" office:value-type="string" calcext:value-type="string">
            <text:p>-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LU DE RONY</text:p>
          </table:table-cell>
          <table:table-cell office:value-type="string" calcext:value-type="string">
            <text:p>Anexo – 1 andar</text:p>
          </table:table-cell>
          <table:table-cell/>
          <table:table-cell office:value-type="float" office:value="209595" calcext:value-type="float">
            <text:p>209595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Necessitam de nova impressora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GALEGUINHO</text:p>
          </table:table-cell>
          <table:table-cell office:value-type="string" calcext:value-type="string">
            <text:p>Anexo – 3 andar</text:p>
          </table:table-cell>
          <table:table-cell office:value-type="float" office:value="309" calcext:value-type="float">
            <text:p>309</text:p>
          </table:table-cell>
          <table:table-cell office:value-type="float" office:value="209516" calcext:value-type="float">
            <text:p>209516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-</text:p>
          </table:table-cell>
          <table:table-cell office:value-type="float" office:value="209516" calcext:value-type="float">
            <text:p>209516</text:p>
          </table:table-cell>
          <table:table-cell office:value-type="string" calcext:value-type="string">
            <text:p>Necessitam de um notebook – já solicitado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GALEGUINHO</text:p>
          </table:table-cell>
          <table:table-cell office:value-type="string" calcext:value-type="string">
            <text:p>Anexo – 3 andar</text:p>
          </table:table-cell>
          <table:table-cell office:value-type="float" office:value="309" calcext:value-type="float">
            <text:p>309</text:p>
          </table:table-cell>
          <table:table-cell office:value-type="float" office:value="209531" calcext:value-type="float">
            <text:p>209531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16" calcext:value-type="float">
            <text:p>209516</text:p>
          </table:table-cell>
          <table:table-cell office:value-type="string" calcext:value-type="string">
            <text:p>Necessita de NOBREAK 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GALEGUINHO</text:p>
          </table:table-cell>
          <table:table-cell office:value-type="string" calcext:value-type="string">
            <text:p>Anexo – 3 andar</text:p>
          </table:table-cell>
          <table:table-cell office:value-type="float" office:value="309" calcext:value-type="float">
            <text:p>309</text:p>
          </table:table-cell>
          <table:table-cell office:value-type="float" office:value="209588" calcext:value-type="float">
            <text:p>209588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16" calcext:value-type="float">
            <text:p>2095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LULINHA</text:p>
          </table:table-cell>
          <table:table-cell office:value-type="string" calcext:value-type="string">
            <text:p>Anexo – 3 andar</text:p>
          </table:table-cell>
          <table:table-cell office:value-type="float" office:value="308" calcext:value-type="float">
            <text:p>308</text:p>
          </table:table-cell>
          <table:table-cell office:value-type="float" office:value="209496" calcext:value-type="float">
            <text:p>209496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-</text:p>
          </table:table-cell>
          <table:table-cell office:value-type="float" office:value="209496" calcext:value-type="float">
            <text:p>20949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LULINHA</text:p>
          </table:table-cell>
          <table:table-cell office:value-type="string" calcext:value-type="string">
            <text:p>Anexo – 3 andar</text:p>
          </table:table-cell>
          <table:table-cell office:value-type="float" office:value="308" calcext:value-type="float">
            <text:p>308</text:p>
          </table:table-cell>
          <table:table-cell office:value-type="float" office:value="209527" calcext:value-type="float">
            <text:p>209527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496" calcext:value-type="float">
            <text:p>209496</text:p>
          </table:table-cell>
          <table:table-cell office:value-type="string" calcext:value-type="string">
            <text:p>Necessita de NOBREAK 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LULINHA</text:p>
          </table:table-cell>
          <table:table-cell office:value-type="string" calcext:value-type="string">
            <text:p>Anexo – 3 andar</text:p>
          </table:table-cell>
          <table:table-cell office:value-type="float" office:value="308" calcext:value-type="float">
            <text:p>308</text:p>
          </table:table-cell>
          <table:table-cell office:value-type="float" office:value="209607" calcext:value-type="float">
            <text:p>209607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496" calcext:value-type="float">
            <text:p>2094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CORREIA ZEZITO</text:p>
          </table:table-cell>
          <table:table-cell office:value-type="string" calcext:value-type="string">
            <text:p>Anexo – 3 andar</text:p>
          </table:table-cell>
          <table:table-cell office:value-type="float" office:value="302" calcext:value-type="float">
            <text:p>302</text:p>
          </table:table-cell>
          <table:table-cell office:value-type="float" office:value="209503" calcext:value-type="float">
            <text:p>209503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-</text:p>
          </table:table-cell>
          <table:table-cell office:value-type="float" office:value="209496" calcext:value-type="float">
            <text:p>20949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CORREIA ZEZITO</text:p>
          </table:table-cell>
          <table:table-cell office:value-type="string" calcext:value-type="string">
            <text:p>Anexo – 3 andar</text:p>
          </table:table-cell>
          <table:table-cell office:value-type="float" office:value="302" calcext:value-type="float">
            <text:p>302</text:p>
          </table:table-cell>
          <table:table-cell office:value-type="float" office:value="209536" calcext:value-type="float">
            <text:p>209536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496" calcext:value-type="float">
            <text:p>2094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CORREIA ZEZITO</text:p>
          </table:table-cell>
          <table:table-cell office:value-type="string" calcext:value-type="string">
            <text:p>Anexo – 3 andar</text:p>
          </table:table-cell>
          <table:table-cell office:value-type="float" office:value="302" calcext:value-type="float">
            <text:p>302</text:p>
          </table:table-cell>
          <table:table-cell office:value-type="float" office:value="209589" calcext:value-type="float">
            <text:p>209589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496" calcext:value-type="float">
            <text:p>2094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CORREIA ZEZITO</text:p>
          </table:table-cell>
          <table:table-cell office:value-type="string" calcext:value-type="string">
            <text:p>Anexo – 3 andar</text:p>
          </table:table-cell>
          <table:table-cell office:value-type="float" office:value="302" calcext:value-type="float">
            <text:p>302</text:p>
          </table:table-cell>
          <table:table-cell office:value-type="float" office:value="209555" calcext:value-type="float">
            <text:p>209555</text:p>
          </table:table-cell>
          <table:table-cell/>
          <table:table-cell office:value-type="string" calcext:value-type="string">
            <text:p>Nobre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09496" calcext:value-type="float">
            <text:p>2094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PETRÔNIO</text:p>
          </table:table-cell>
          <table:table-cell office:value-type="string" calcext:value-type="string">
            <text:p>Anexo – 3 andar</text:p>
          </table:table-cell>
          <table:table-cell office:value-type="float" office:value="301" calcext:value-type="float">
            <text:p>301</text:p>
          </table:table-cell>
          <table:table-cell office:value-type="float" office:value="209500" calcext:value-type="float">
            <text:p>209500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-</text:p>
          </table:table-cell>
          <table:table-cell office:value-type="float" office:value="209500" calcext:value-type="float">
            <text:p>20950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PETRÔNIO</text:p>
          </table:table-cell>
          <table:table-cell office:value-type="string" calcext:value-type="string">
            <text:p>Anexo – 3 andar</text:p>
          </table:table-cell>
          <table:table-cell office:value-type="float" office:value="301" calcext:value-type="float">
            <text:p>301</text:p>
          </table:table-cell>
          <table:table-cell office:value-type="float" office:value="209547" calcext:value-type="float">
            <text:p>209547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00" calcext:value-type="float">
            <text:p>2095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PETRÔNIO</text:p>
          </table:table-cell>
          <table:table-cell office:value-type="string" calcext:value-type="string">
            <text:p>Anexo – 3 andar</text:p>
          </table:table-cell>
          <table:table-cell office:value-type="float" office:value="301" calcext:value-type="float">
            <text:p>301</text:p>
          </table:table-cell>
          <table:table-cell office:value-type="float" office:value="253672" calcext:value-type="float">
            <text:p>253672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00" calcext:value-type="float">
            <text:p>2095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PETRÔNIO</text:p>
          </table:table-cell>
          <table:table-cell office:value-type="string" calcext:value-type="string">
            <text:p>Anexo – 3 andar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bre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S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09500" calcext:value-type="float">
            <text:p>2095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JURANDY</text:p>
          </table:table-cell>
          <table:table-cell office:value-type="string" calcext:value-type="string">
            <text:p>Anexo – 3 andar</text:p>
          </table:table-cell>
          <table:table-cell office:value-type="float" office:value="304" calcext:value-type="float">
            <text:p>304</text:p>
          </table:table-cell>
          <table:table-cell office:value-type="float" office:value="209513" calcext:value-type="float">
            <text:p>209513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-</text:p>
          </table:table-cell>
          <table:table-cell office:value-type="float" office:value="209513" calcext:value-type="float">
            <text:p>20951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JURANDY</text:p>
          </table:table-cell>
          <table:table-cell office:value-type="string" calcext:value-type="string">
            <text:p>Anexo – 3 andar</text:p>
          </table:table-cell>
          <table:table-cell office:value-type="float" office:value="304" calcext:value-type="float">
            <text:p>304</text:p>
          </table:table-cell>
          <table:table-cell office:value-type="float" office:value="209530" calcext:value-type="float">
            <text:p>209530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13" calcext:value-type="float">
            <text:p>2095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JURANDY</text:p>
          </table:table-cell>
          <table:table-cell office:value-type="string" calcext:value-type="string">
            <text:p>Anexo – 3 andar</text:p>
          </table:table-cell>
          <table:table-cell office:value-type="float" office:value="304" calcext:value-type="float">
            <text:p>304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13" calcext:value-type="float">
            <text:p>2095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JURANDY</text:p>
          </table:table-cell>
          <table:table-cell office:value-type="string" calcext:value-type="string">
            <text:p>Anexo – 3 andar</text:p>
          </table:table-cell>
          <table:table-cell office:value-type="float" office:value="304" calcext:value-type="float">
            <text:p>304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Nobre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S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09513" calcext:value-type="float">
            <text:p>2095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SILVIO DIAS</text:p>
          </table:table-cell>
          <table:table-cell office:value-type="string" calcext:value-type="string">
            <text:p>Anexo – 3 andar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-</text:p>
          </table:table-cell>
          <table:table-cell office:value-type="float" office:value="209513" calcext:value-type="float">
            <text:p>209513</text:p>
          </table:table-cell>
          <table:table-cell office:value-type="string" calcext:value-type="string">
            <text:p>3 COMPUTADORES SEM IDENTIFICAÇÃO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SILVIO DIAS</text:p>
          </table:table-cell>
          <table:table-cell office:value-type="string" calcext:value-type="string">
            <text:p>Anexo – 3 andar</text:p>
          </table:table-cell>
          <table:table-cell office:value-type="float" office:value="306" calcext:value-type="float">
            <text:p>306</text:p>
          </table:table-cell>
          <table:table-cell office:value-type="float" office:value="209532" calcext:value-type="float">
            <text:p>209532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13" calcext:value-type="float">
            <text:p>2095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SILVIO DIAS</text:p>
          </table:table-cell>
          <table:table-cell office:value-type="string" calcext:value-type="string">
            <text:p>Anexo – 3 andar</text:p>
          </table:table-cell>
          <table:table-cell office:value-type="float" office:value="306" calcext:value-type="float">
            <text:p>306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13" calcext:value-type="float">
            <text:p>2095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SILVIO DIAS</text:p>
          </table:table-cell>
          <table:table-cell office:value-type="string" calcext:value-type="string">
            <text:p>Anexo – 3 andar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bre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09513" calcext:value-type="float">
            <text:p>2095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ROM</text:p>
          </table:table-cell>
          <table:table-cell office:value-type="string" calcext:value-type="string">
            <text:p>Anexo – 3 andar</text:p>
          </table:table-cell>
          <table:table-cell office:value-type="float" office:value="307" calcext:value-type="float">
            <text:p>307</text:p>
          </table:table-cell>
          <table:table-cell office:value-type="float" office:value="209502" calcext:value-type="float">
            <text:p>209502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-</text:p>
          </table:table-cell>
          <table:table-cell office:value-type="float" office:value="209513" calcext:value-type="float">
            <text:p>209513</text:p>
          </table:table-cell>
          <table:table-cell office:value-type="string" calcext:value-type="string">
            <text:p>3 COMPUTADORES SEM IDENTIFICAÇÃO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ROM</text:p>
          </table:table-cell>
          <table:table-cell office:value-type="string" calcext:value-type="string">
            <text:p>Anexo – 3 andar</text:p>
          </table:table-cell>
          <table:table-cell office:value-type="float" office:value="307" calcext:value-type="float">
            <text:p>307</text:p>
          </table:table-cell>
          <table:table-cell office:value-type="float" office:value="209539" calcext:value-type="float">
            <text:p>209539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13" calcext:value-type="float">
            <text:p>2095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ROM</text:p>
          </table:table-cell>
          <table:table-cell office:value-type="string" calcext:value-type="string">
            <text:p>Anexo – 3 andar</text:p>
          </table:table-cell>
          <table:table-cell office:value-type="float" office:value="307" calcext:value-type="float">
            <text:p>307</text:p>
          </table:table-cell>
          <table:table-cell office:value-type="float" office:value="209589" calcext:value-type="float">
            <text:p>209589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13" calcext:value-type="float">
            <text:p>2095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ROM</text:p>
          </table:table-cell>
          <table:table-cell office:value-type="string" calcext:value-type="string">
            <text:p>Anexo – 3 andar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bre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09513" calcext:value-type="float">
            <text:p>2095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MARCOS LIMA</text:p>
          </table:table-cell>
          <table:table-cell office:value-type="string" calcext:value-type="string">
            <text:p>Anexo – 3 and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INETE MARCOS LIMA</text:p>
          </table:table-cell>
          <table:table-cell office:value-type="string" calcext:value-type="string">
            <text:p>Anexo – 3 and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INETE MARCOS LIMA</text:p>
          </table:table-cell>
          <table:table-cell office:value-type="string" calcext:value-type="string">
            <text:p>Anexo – 3 and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INETE MARCOS LIMA</text:p>
          </table:table-cell>
          <table:table-cell office:value-type="string" calcext:value-type="string">
            <text:p>Anexo – 3 and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INETE EREMITA</text:p>
          </table:table-cell>
          <table:table-cell office:value-type="string" calcext:value-type="string">
            <text:p>Anexo – 2 andar</text:p>
          </table:table-cell>
          <table:table-cell office:value-type="float" office:value="211" calcext:value-type="float">
            <text:p>211</text:p>
          </table:table-cell>
          <table:table-cell office:value-type="float" office:value="253683" calcext:value-type="float">
            <text:p>253683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53683" calcext:value-type="float">
            <text:p>2536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EREMITA</text:p>
          </table:table-cell>
          <table:table-cell office:value-type="string" calcext:value-type="string">
            <text:p>Anexo – 2 andar</text:p>
          </table:table-cell>
          <table:table-cell office:value-type="float" office:value="211" calcext:value-type="float">
            <text:p>211</text:p>
          </table:table-cell>
          <table:table-cell office:value-type="float" office:value="209569" calcext:value-type="float">
            <text:p>209569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table:number-columns-repeated="13"/>
          <table:table-cell office:value-type="float" office:value="253683" calcext:value-type="float">
            <text:p>2536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EREMITA</text:p>
          </table:table-cell>
          <table:table-cell office:value-type="string" calcext:value-type="string">
            <text:p>Anexo – 2 anda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53683" calcext:value-type="float">
            <text:p>2536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EREMITA</text:p>
          </table:table-cell>
          <table:table-cell office:value-type="string" calcext:value-type="string">
            <text:p>Anexo – 2 andar</text:p>
          </table:table-cell>
          <table:table-cell office:value-type="float" office:value="211" calcext:value-type="float">
            <text:p>211</text:p>
          </table:table-cell>
          <table:table-cell office:value-type="float" office:value="209583" calcext:value-type="float">
            <text:p>209583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53683" calcext:value-type="float">
            <text:p>2536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FERNANDO TORRES</text:p>
          </table:table-cell>
          <table:table-cell office:value-type="string" calcext:value-type="string">
            <text:p>Anexo – 2 andar</text:p>
          </table:table-cell>
          <table:table-cell office:value-type="float" office:value="201" calcext:value-type="float">
            <text:p>201</text:p>
          </table:table-cell>
          <table:table-cell office:value-type="float" office:value="209520" calcext:value-type="float">
            <text:p>209520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09520" calcext:value-type="float">
            <text:p>2095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FERNANDO TORRES</text:p>
          </table:table-cell>
          <table:table-cell office:value-type="string" calcext:value-type="string">
            <text:p>Anexo – 2 andar</text:p>
          </table:table-cell>
          <table:table-cell office:value-type="float" office:value="201" calcext:value-type="float">
            <text:p>20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table:number-columns-repeated="13"/>
          <table:table-cell office:value-type="float" office:value="209520" calcext:value-type="float">
            <text:p>2095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FERNANDO TORRES</text:p>
          </table:table-cell>
          <table:table-cell office:value-type="string" calcext:value-type="string">
            <text:p>Anexo – 2 andar</text:p>
          </table:table-cell>
          <table:table-cell office:value-type="float" office:value="201" calcext:value-type="float">
            <text:p>201</text:p>
          </table:table-cell>
          <table:table-cell office:value-type="float" office:value="209596" calcext:value-type="float">
            <text:p>209596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20" calcext:value-type="float">
            <text:p>2095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FERNANDO TORRES</text:p>
          </table:table-cell>
          <table:table-cell office:value-type="string" calcext:value-type="string">
            <text:p>Anexo – 2 andar</text:p>
          </table:table-cell>
          <table:table-cell office:value-type="float" office:value="201" calcext:value-type="float">
            <text:p>201</text:p>
          </table:table-cell>
          <table:table-cell office:value-type="float" office:value="209543" calcext:value-type="float">
            <text:p>209543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20" calcext:value-type="float">
            <text:p>2095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LUIZ DA FEIRA</text:p>
          </table:table-cell>
          <table:table-cell office:value-type="string" calcext:value-type="string">
            <text:p>Anexo – 2 anda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LUIZ DA FEIRA</text:p>
          </table:table-cell>
          <table:table-cell office:value-type="string" calcext:value-type="string">
            <text:p>Anexo – 2 anda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table:number-columns-repeated="13"/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LUIZ DA FEIRA</text:p>
          </table:table-cell>
          <table:table-cell office:value-type="string" calcext:value-type="string">
            <text:p>Anexo – 2 andar</text:p>
          </table:table-cell>
          <table:table-cell office:value-type="float" office:value="202" calcext:value-type="float">
            <text:p>202</text:p>
          </table:table-cell>
          <table:table-cell office:value-type="float" office:value="253673" calcext:value-type="float">
            <text:p>253673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LUIZ DA FEIRA</text:p>
          </table:table-cell>
          <table:table-cell office:value-type="string" calcext:value-type="string">
            <text:p>Anexo – 2 andar</text:p>
          </table:table-cell>
          <table:table-cell office:value-type="float" office:value="202" calcext:value-type="float">
            <text:p>202</text:p>
          </table:table-cell>
          <table:table-cell office:value-type="float" office:value="209533" calcext:value-type="float">
            <text:p>209533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PEDRO CÍCERO</text:p>
          </table:table-cell>
          <table:table-cell office:value-type="string" calcext:value-type="string">
            <text:p>Anexo – 2 andar</text:p>
          </table:table-cell>
          <table:table-cell office:value-type="float" office:value="206" calcext:value-type="float">
            <text:p>206</text:p>
          </table:table-cell>
          <table:table-cell office:value-type="float" office:value="2461" calcext:value-type="float">
            <text:p>2461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461" calcext:value-type="float">
            <text:p>24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PEDRO CÍCERO</text:p>
          </table:table-cell>
          <table:table-cell office:value-type="string" calcext:value-type="string">
            <text:p>Anexo – 2 andar</text:p>
          </table:table-cell>
          <table:table-cell office:value-type="float" office:value="206" calcext:value-type="float">
            <text:p>206</text:p>
          </table:table-cell>
          <table:table-cell office:value-type="float" office:value="2915" calcext:value-type="float">
            <text:p>2915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table:number-columns-repeated="13"/>
          <table:table-cell office:value-type="float" office:value="2461" calcext:value-type="float">
            <text:p>24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PEDRO CÍCERO</text:p>
          </table:table-cell>
          <table:table-cell office:value-type="string" calcext:value-type="string">
            <text:p>Anexo – 2 andar</text:p>
          </table:table-cell>
          <table:table-cell office:value-type="float" office:value="206" calcext:value-type="float">
            <text:p>206</text:p>
          </table:table-cell>
          <table:table-cell office:value-type="float" office:value="209602" calcext:value-type="float">
            <text:p>209602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61" calcext:value-type="float">
            <text:p>24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PEDRO CÍCERO</text:p>
          </table:table-cell>
          <table:table-cell office:value-type="string" calcext:value-type="string">
            <text:p>Anexo – 2 andar</text:p>
          </table:table-cell>
          <table:table-cell office:value-type="float" office:value="206" calcext:value-type="float">
            <text:p>206</text:p>
          </table:table-cell>
          <table:table-cell office:value-type="float" office:value="2900" calcext:value-type="float">
            <text:p>2900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61" calcext:value-type="float">
            <text:p>24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PEDRO CÍCERO</text:p>
          </table:table-cell>
          <table:table-cell office:value-type="string" calcext:value-type="string">
            <text:p>Anexo – 2 andar</text:p>
          </table:table-cell>
          <table:table-cell office:value-type="float" office:value="206" calcext:value-type="float">
            <text:p>206</text:p>
          </table:table-cell>
          <table:table-cell office:value-type="float" office:value="209535" calcext:value-type="float">
            <text:p>209535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0m37aa</text:p>
          </table:table-cell>
          <table:table-cell table:number-columns-repeated="1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JHONATAS</text:p>
          </table:table-cell>
          <table:table-cell office:value-type="string" calcext:value-type="string">
            <text:p>Anexo – 2 andar</text:p>
          </table:table-cell>
          <table:table-cell office:value-type="float" office:value="205" calcext:value-type="float">
            <text:p>205</text:p>
          </table:table-cell>
          <table:table-cell office:value-type="float" office:value="209495" calcext:value-type="float">
            <text:p>209495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461" calcext:value-type="float">
            <text:p>24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JHONATAS</text:p>
          </table:table-cell>
          <table:table-cell office:value-type="string" calcext:value-type="string">
            <text:p>Anexo – 2 anda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table:number-columns-repeated="13"/>
          <table:table-cell office:value-type="float" office:value="2461" calcext:value-type="float">
            <text:p>24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JHONATAS</text:p>
          </table:table-cell>
          <table:table-cell office:value-type="string" calcext:value-type="string">
            <text:p>Anexo – 2 andar</text:p>
          </table:table-cell>
          <table:table-cell office:value-type="float" office:value="205" calcext:value-type="float">
            <text:p>205</text:p>
          </table:table-cell>
          <table:table-cell office:value-type="float" office:value="2803" calcext:value-type="float">
            <text:p>2803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9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61" calcext:value-type="float">
            <text:p>24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IVAMBERG</text:p>
          </table:table-cell>
          <table:table-cell office:value-type="string" calcext:value-type="string">
            <text:p>Anexo – 2 anda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IVAMBERG</text:p>
          </table:table-cell>
          <table:table-cell office:value-type="string" calcext:value-type="string">
            <text:p>Anexo – 2 andar</text:p>
          </table:table-cell>
          <table:table-cell office:value-type="float" office:value="207" calcext:value-type="float">
            <text:p>207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table:number-columns-repeated="13"/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IVAMBERG</text:p>
          </table:table-cell>
          <table:table-cell office:value-type="string" calcext:value-type="string">
            <text:p>Anexo – 2 anda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IVAMBERG</text:p>
          </table:table-cell>
          <table:table-cell office:value-type="string" calcext:value-type="string">
            <text:p>Anexo – 2 andar</text:p>
          </table:table-cell>
          <table:table-cell office:value-type="float" office:value="207" calcext:value-type="float">
            <text:p>207</text:p>
          </table:table-cell>
          <table:table-cell office:value-type="float" office:value="209545" calcext:value-type="float">
            <text:p>209545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VALDEMIR</text:p>
          </table:table-cell>
          <table:table-cell office:value-type="string" calcext:value-type="string">
            <text:p>Anexo – 2 andar</text:p>
          </table:table-cell>
          <table:table-cell office:value-type="float" office:value="204" calcext:value-type="float">
            <text:p>204</text:p>
          </table:table-cell>
          <table:table-cell office:value-type="float" office:value="209497" calcext:value-type="float">
            <text:p>209497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09497" calcext:value-type="float">
            <text:p>2094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VALDEMIR</text:p>
          </table:table-cell>
          <table:table-cell office:value-type="string" calcext:value-type="string">
            <text:p>Anexo – 2 andar</text:p>
          </table:table-cell>
          <table:table-cell office:value-type="float" office:value="204" calcext:value-type="float">
            <text:p>204</text:p>
          </table:table-cell>
          <table:table-cell office:value-type="float" office:value="209567" calcext:value-type="float">
            <text:p>209567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table:number-columns-repeated="13"/>
          <table:table-cell office:value-type="float" office:value="209497" calcext:value-type="float">
            <text:p>2094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VALDEMIR</text:p>
          </table:table-cell>
          <table:table-cell office:value-type="string" calcext:value-type="string">
            <text:p>Anexo – 2 andar</text:p>
          </table:table-cell>
          <table:table-cell office:value-type="float" office:value="204" calcext:value-type="float">
            <text:p>204</text:p>
          </table:table-cell>
          <table:table-cell office:value-type="float" office:value="209606" calcext:value-type="float">
            <text:p>209606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497" calcext:value-type="float">
            <text:p>2094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VALDEMIR</text:p>
          </table:table-cell>
          <table:table-cell office:value-type="string" calcext:value-type="string">
            <text:p>Anexo – 2 andar</text:p>
          </table:table-cell>
          <table:table-cell office:value-type="float" office:value="204" calcext:value-type="float">
            <text:p>204</text:p>
          </table:table-cell>
          <table:table-cell office:value-type="float" office:value="209548" calcext:value-type="float">
            <text:p>209548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497" calcext:value-type="float">
            <text:p>2094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EDVALDO LIMA</text:p>
          </table:table-cell>
          <table:table-cell office:value-type="string" calcext:value-type="string">
            <text:p>Anexo – 2 andar</text:p>
          </table:table-cell>
          <table:table-cell office:value-type="float" office:value="203" calcext:value-type="float">
            <text:p>203</text:p>
          </table:table-cell>
          <table:table-cell office:value-type="float" office:value="209506" calcext:value-type="float">
            <text:p>209506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09506" calcext:value-type="float">
            <text:p>2095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EDVALDO LIMA</text:p>
          </table:table-cell>
          <table:table-cell office:value-type="string" calcext:value-type="string">
            <text:p>Anexo – 2 andar</text:p>
          </table:table-cell>
          <table:table-cell office:value-type="float" office:value="203" calcext:value-type="float">
            <text:p>203</text:p>
          </table:table-cell>
          <table:table-cell office:value-type="float" office:value="2246" calcext:value-type="float">
            <text:p>2246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table:number-columns-repeated="13"/>
          <table:table-cell office:value-type="float" office:value="209506" calcext:value-type="float">
            <text:p>2095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EDVALDO LIMA</text:p>
          </table:table-cell>
          <table:table-cell office:value-type="string" calcext:value-type="string">
            <text:p>Anexo – 2 andar</text:p>
          </table:table-cell>
          <table:table-cell office:value-type="float" office:value="203" calcext:value-type="float">
            <text:p>203</text:p>
          </table:table-cell>
          <table:table-cell office:value-type="float" office:value="209587" calcext:value-type="float">
            <text:p>209587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06" calcext:value-type="float">
            <text:p>2095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EDVALDO LIMA</text:p>
          </table:table-cell>
          <table:table-cell office:value-type="string" calcext:value-type="string">
            <text:p>Anexo – 2 andar</text:p>
          </table:table-cell>
          <table:table-cell office:value-type="float" office:value="203" calcext:value-type="float">
            <text:p>203</text:p>
          </table:table-cell>
          <table:table-cell office:value-type="float" office:value="209537" calcext:value-type="float">
            <text:p>209537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06" calcext:value-type="float">
            <text:p>2095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EMERSON</text:p>
          </table:table-cell>
          <table:table-cell office:value-type="string" calcext:value-type="string">
            <text:p>Anexo – 2 andar</text:p>
          </table:table-cell>
          <table:table-cell office:value-type="float" office:value="208" calcext:value-type="float">
            <text:p>208</text:p>
          </table:table-cell>
          <table:table-cell office:value-type="float" office:value="209498" calcext:value-type="float">
            <text:p>209498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09498" calcext:value-type="float">
            <text:p>2094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EMERSON</text:p>
          </table:table-cell>
          <table:table-cell office:value-type="string" calcext:value-type="string">
            <text:p>Anexo – 2 andar</text:p>
          </table:table-cell>
          <table:table-cell office:value-type="float" office:value="208" calcext:value-type="float">
            <text:p>208</text:p>
          </table:table-cell>
          <table:table-cell office:value-type="float" office:value="209566" calcext:value-type="float">
            <text:p>209566</text:p>
          </table:table-cell>
          <table:table-cell/>
          <table:table-cell office:value-type="string" calcext:value-type="string">
            <text:p>Nobreak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gtech</text:p>
          </table:table-cell>
          <table:table-cell table:number-columns-repeated="13"/>
          <table:table-cell office:value-type="float" office:value="209498" calcext:value-type="float">
            <text:p>2094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EMERSON</text:p>
          </table:table-cell>
          <table:table-cell office:value-type="string" calcext:value-type="string">
            <text:p>Anexo – 2 andar</text:p>
          </table:table-cell>
          <table:table-cell office:value-type="float" office:value="208" calcext:value-type="float">
            <text:p>208</text:p>
          </table:table-cell>
          <table:table-cell office:value-type="float" office:value="253674" calcext:value-type="float">
            <text:p>253674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498" calcext:value-type="float">
            <text:p>2094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EMERSON</text:p>
          </table:table-cell>
          <table:table-cell office:value-type="string" calcext:value-type="string">
            <text:p>Anexo – 2 andar</text:p>
          </table:table-cell>
          <table:table-cell office:value-type="float" office:value="208" calcext:value-type="float">
            <text:p>208</text:p>
          </table:table-cell>
          <table:table-cell office:value-type="float" office:value="209549" calcext:value-type="float">
            <text:p>209549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498" calcext:value-type="float">
            <text:p>2094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JOSE MARQUES (CURUCA)</text:p>
          </table:table-cell>
          <table:table-cell office:value-type="string" calcext:value-type="string">
            <text:p>Anexo – 2 andar</text:p>
          </table:table-cell>
          <table:table-cell office:value-type="float" office:value="209" calcext:value-type="float">
            <text:p>209</text:p>
          </table:table-cell>
          <table:table-cell office:value-type="float" office:value="209518" calcext:value-type="float">
            <text:p>209518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09518" calcext:value-type="float">
            <text:p>2095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JOSE MARQUES (CURUCA)</text:p>
          </table:table-cell>
          <table:table-cell office:value-type="string" calcext:value-type="string">
            <text:p>Anexo – 2 andar</text:p>
          </table:table-cell>
          <table:table-cell office:value-type="float" office:value="209" calcext:value-type="float">
            <text:p>209</text:p>
          </table:table-cell>
          <table:table-cell office:value-type="float" office:value="209600" calcext:value-type="float">
            <text:p>209600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18" calcext:value-type="float">
            <text:p>2095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JOSE MARQUES (CURUCA)</text:p>
          </table:table-cell>
          <table:table-cell office:value-type="string" calcext:value-type="string">
            <text:p>Anexo – 2 andar</text:p>
          </table:table-cell>
          <table:table-cell office:value-type="float" office:value="209" calcext:value-type="float">
            <text:p>209</text:p>
          </table:table-cell>
          <table:table-cell office:value-type="float" office:value="209546" calcext:value-type="float">
            <text:p>209546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518" calcext:value-type="float">
            <text:p>2095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JOSE CARNEIRO</text:p>
          </table:table-cell>
          <table:table-cell office:value-type="string" calcext:value-type="string">
            <text:p>Anexo – 1 andar</text:p>
          </table:table-cell>
          <table:table-cell office:value-type="float" office:value="102" calcext:value-type="float">
            <text:p>102</text:p>
          </table:table-cell>
          <table:table-cell office:value-type="float" office:value="209499" calcext:value-type="float">
            <text:p>209499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09499" calcext:value-type="float">
            <text:p>2094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JOSE CARNEIRO</text:p>
          </table:table-cell>
          <table:table-cell office:value-type="string" calcext:value-type="string">
            <text:p>Anexo – 1 andar</text:p>
          </table:table-cell>
          <table:table-cell office:value-type="float" office:value="102" calcext:value-type="float">
            <text:p>102</text:p>
          </table:table-cell>
          <table:table-cell office:value-type="float" office:value="209601" calcext:value-type="float">
            <text:p>209601</text:p>
          </table:table-cell>
          <table:table-cell/>
          <table:table-cell office:value-type="string" calcext:value-type="string">
            <text:p>Impressor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355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499" calcext:value-type="float">
            <text:p>2094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BINETE JOSE CARNEIRO</text:p>
          </table:table-cell>
          <table:table-cell office:value-type="string" calcext:value-type="string">
            <text:p>Anexo – 1 anda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Moni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e950sw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09499" calcext:value-type="float">
            <text:p>2094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dinâmica_equipamentos_1" table:style-name="ta1">
        <office:forms form:automatic-focus="false" form:apply-design-mode="false"/>
        <table:table-column table:style-name="co3" table:default-cell-style-name="Pivot_20_Table_20_Field"/>
        <table:table-column table:style-name="co10" table:default-cell-style-name="ce10"/>
        <table:table-row table:style-name="ro1">
          <table:table-cell office:value-type="string" calcext:value-type="string">
            <text:p>Setor</text:p>
          </table:table-cell>
          <table:table-cell office:value-type="string" calcext:value-type="string">
            <text:p>- todas -</text:p>
          </table:table-cell>
        </table:table-row>
        <table:table-row table:style-name="ro1">
          <table:table-cell office:value-type="string" calcext:value-type="string">
            <text:p>Tipo equip.</text:p>
          </table:table-cell>
          <table:table-cell office:value-type="string" calcext:value-type="string">
            <text:p>- múltiplo -</text:p>
          </table:table-cell>
        </table:table-row>
        <table:table-row table:style-name="ro1">
          <table:table-cell office:value-type="string" calcext:value-type="string">
            <text:p>Localização</text:p>
          </table:table-cell>
          <table:table-cell office:value-type="string" calcext:value-type="string">
            <text:p>Anexo – térre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Soma - und</text:p>
          </table:table-cell>
          <table:table-cell table:style-name="ce11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2"/>
        </table:table-row>
      </table:table>
      <table:table table:name="totalização" table:style-name="ta1">
        <table:table-column table:style-name="co3" table:default-cell-style-name="ce2"/>
        <table:table-column table:style-name="co11" table:number-columns-repeated="20" table:default-cell-style-name="ce2"/>
        <table:table-column table:style-name="co3" table:number-columns-repeated="1003" table:default-cell-style-name="ce2"/>
        <table:table-row table:style-name="ro1">
          <table:table-cell table:style-name="ce16" office:value-type="string" calcext:value-type="string" table:number-columns-spanned="1" table:number-rows-spanned="2">
            <text:p>Setor</text:p>
          </table:table-cell>
          <table:table-cell table:style-name="ce16" office:value-type="string" calcext:value-type="string" table:number-columns-spanned="2" table:number-rows-spanned="1">
            <text:p>Notebook</text:p>
          </table:table-cell>
          <table:covered-table-cell/>
          <table:table-cell table:style-name="ce16" office:value-type="string" calcext:value-type="string" table:number-columns-spanned="2" table:number-rows-spanned="1">
            <text:p>PC</text:p>
          </table:table-cell>
          <table:covered-table-cell/>
          <table:table-cell table:style-name="ce16" office:value-type="string" calcext:value-type="string" table:number-columns-spanned="2" table:number-rows-spanned="1">
            <text:p>Teclado</text:p>
          </table:table-cell>
          <table:covered-table-cell/>
          <table:table-cell table:style-name="ce16" office:value-type="string" calcext:value-type="string" table:number-columns-spanned="2" table:number-rows-spanned="1">
            <text:p>Mouse</text:p>
          </table:table-cell>
          <table:covered-table-cell/>
          <table:table-cell table:style-name="ce16" office:value-type="string" calcext:value-type="string" table:number-columns-spanned="2" table:number-rows-spanned="1">
            <text:p>Monitor</text:p>
          </table:table-cell>
          <table:covered-table-cell/>
          <table:table-cell table:style-name="ce16" office:value-type="string" calcext:value-type="string" table:number-columns-spanned="2" table:number-rows-spanned="1">
            <text:p>Impressora</text:p>
          </table:table-cell>
          <table:covered-table-cell/>
          <table:table-cell table:style-name="ce16" office:value-type="string" calcext:value-type="string" table:number-columns-spanned="2" table:number-rows-spanned="1">
            <text:p>Multifuncional</text:p>
          </table:table-cell>
          <table:covered-table-cell/>
          <table:table-cell table:style-name="ce16" office:value-type="string" calcext:value-type="string" table:number-columns-spanned="2" table:number-rows-spanned="1">
            <text:p>Nobreak</text:p>
          </table:table-cell>
          <table:covered-table-cell/>
          <table:table-cell table:style-name="ce16" office:value-type="string" calcext:value-type="string" table:number-columns-spanned="2" table:number-rows-spanned="1">
            <text:p>Estabilizador</text:p>
          </table:table-cell>
          <table:covered-table-cell/>
          <table:table-cell table:style-name="ce16" office:value-type="string" calcext:value-type="string" table:number-columns-spanned="2" table:number-rows-spanned="1">
            <text:p>Webcam</text:p>
          </table:table-cell>
          <table:covered-table-cell/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tombo</text:p>
          </table:table-cell>
          <table:table-cell table:number-columns-repeated="100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quipamentos.A1:equipamentos.W176" table:display-filter-buttons="true"/>
      </table:database-ranges>
      <table:data-pilot-tables>
        <table:data-pilot-table table:name="DataPilot1" table:application-data="" table:target-range-address="'Tabela dinâmica_equipamentos_1'.A1:'Tabela dinâmica_equipamentos_1'.B6" table:buttons="'Tabela dinâmica_equipamentos_1'.A1 'Tabela dinâmica_equipamentos_1'.A2 'Tabela dinâmica_equipamentos_1'.A3" table:show-filter-button="false" table:drill-down-on-double-click="false">
          <table:source-cell-range table:cell-range-address="equipamentos.A1:equipamentos.Y499"/>
          <table:data-pilot-field table:source-field-name="Setor" table:orientation="page" table:used-hierarchy="0" table:function="auto" loext:ignore-selected-page="true" table:selected-page="ALMOXARIFADO">
            <table:data-pilot-level table:show-empty="false" calcext:repeat-item-labels="false">
              <table:data-pilot-members>
                <table:data-pilot-member table:name="ALMOXARIFADO" table:display="true" table:show-details="true"/>
                <table:data-pilot-member table:name="ASCOM" table:display="true" table:show-details="true"/>
                <table:data-pilot-member table:name="BIBLIOTECA" table:display="true" table:show-details="true"/>
                <table:data-pilot-member table:name="CERIMONIAL" table:display="true" table:show-details="true"/>
                <table:data-pilot-member table:name="COMPRAS/LICITAÇÃO" table:display="true" table:show-details="true"/>
                <table:data-pilot-member table:name="CONTROLADORIA" table:display="true" table:show-details="true"/>
                <table:data-pilot-member table:name="COORD. TRANSPORTE" table:display="true" table:show-details="true"/>
                <table:data-pilot-member table:name="DIVISÃO DE INFORMÁTICA" table:display="true" table:show-details="true"/>
                <table:data-pilot-member table:name="FINANCEIRO" table:display="true" table:show-details="true"/>
                <table:data-pilot-member table:name="GABINETE CORREIA ZEZITO" table:display="true" table:show-details="true"/>
                <table:data-pilot-member table:name="GABINETE EDVALDO LIMA" table:display="true" table:show-details="true"/>
                <table:data-pilot-member table:name="GABINETE EMERSON" table:display="true" table:show-details="true"/>
                <table:data-pilot-member table:name="GABINETE EREMITA" table:display="true" table:show-details="true"/>
                <table:data-pilot-member table:name="GABINETE FERNANDO TORRES" table:display="true" table:show-details="true"/>
                <table:data-pilot-member table:name="GABINETE GALEGUINHO" table:display="true" table:show-details="true"/>
                <table:data-pilot-member table:name="GABINETE IVAMBERG" table:display="true" table:show-details="true"/>
                <table:data-pilot-member table:name="GABINETE JURANDY" table:display="true" table:show-details="true"/>
                <table:data-pilot-member table:name="GABINETE LU DE RONY" table:display="true" table:show-details="true"/>
                <table:data-pilot-member table:name="GABINETE LUIZ DA FEIRA" table:display="true" table:show-details="true"/>
                <table:data-pilot-member table:name="GABINETE LULINHA" table:display="true" table:show-details="true"/>
                <table:data-pilot-member table:name="GABINETE MARCOS LIMA" table:display="true" table:show-details="true"/>
                <table:data-pilot-member table:name="GABINETE PEDRO CÍCERO" table:display="true" table:show-details="true"/>
                <table:data-pilot-member table:name="GABINETE PEDRO JHONATAS" table:display="true" table:show-details="true"/>
                <table:data-pilot-member table:name="GABINETE PETRÔNIO" table:display="true" table:show-details="true"/>
                <table:data-pilot-member table:name="GABINETE ROM" table:display="true" table:show-details="true"/>
                <table:data-pilot-member table:name="GABINETE SILVIO DIAS" table:display="true" table:show-details="true"/>
                <table:data-pilot-member table:name="GABINETE VALDEMIR" table:display="true" table:show-details="true"/>
                <table:data-pilot-member table:name="Gerência Administrativa" table:display="true" table:show-details="true"/>
                <table:data-pilot-member table:name="LEGISLATIVO" table:display="true" table:show-details="true"/>
                <table:data-pilot-member table:name="OUVIDORIA" table:display="true" table:show-details="true"/>
                <table:data-pilot-member table:name="PLENÁRIO" table:display="true" table:show-details="true"/>
                <table:data-pilot-member table:name="PRESIDÊNCIA" table:display="true" table:show-details="true"/>
                <table:data-pilot-member table:name="PROCURADORIA" table:display="true" table:show-details="true"/>
                <table:data-pilot-member table:name="REDATORIA" table:display="true" table:show-details="true"/>
                <table:data-pilot-member table:name="RH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 equip." table:orientation="page" table:used-hierarchy="0" table:function="auto" loext:ignore-selected-page="true" table:selected-page="Notebook">
            <table:data-pilot-level table:show-empty="false" calcext:repeat-item-labels="false">
              <table:data-pilot-members>
                <table:data-pilot-member table:name="Access Point" table:display="false" table:show-details="true"/>
                <table:data-pilot-member table:name="Caixa Som" table:display="false" table:show-details="true"/>
                <table:data-pilot-member table:name="Estabilizador" table:display="false" table:show-details="true"/>
                <table:data-pilot-member table:name="Impressora" table:display="false" table:show-details="true"/>
                <table:data-pilot-member table:name="Mini Switch" table:display="false" table:show-details="true"/>
                <table:data-pilot-member table:name="Monitor" table:display="false" table:show-details="true"/>
                <table:data-pilot-member table:name="Multifuncional" table:display="false" table:show-details="true"/>
                <table:data-pilot-member table:name="Nobreak" table:display="false" table:show-details="true"/>
                <table:data-pilot-member table:name="Notebook" table:display="true" table:show-details="true"/>
                <table:data-pilot-member table:name="PC" table:display="true" table:show-details="true"/>
                <table:data-pilot-member table:name="Scanner" table:display="false" table:show-details="true"/>
                <table:data-pilot-member table:name="Switch" table:display="false" table:show-details="true"/>
                <table:data-pilot-member table:name="UNIFI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calização" table:orientation="page" table:used-hierarchy="0" table:function="auto" loext:ignore-selected-page="true" table:selected-page="Anexo – térreo">
            <table:data-pilot-level table:show-empty="false" calcext:repeat-item-labels="false">
              <table:data-pilot-members>
                <table:data-pilot-member table:name="Anexo – 1 andar" table:display="false" table:show-details="true"/>
                <table:data-pilot-member table:name="Anexo – 2 andar" table:display="false" table:show-details="true"/>
                <table:data-pilot-member table:name="Anexo – 3 andar" table:display="false" table:show-details="true"/>
                <table:data-pilot-member table:name="Anexo – térreo" table:display="true" table:show-details="true"/>
                <table:data-pilot-member table:name="Principal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n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0:32:42.189265656</meta:creation-date>
    <dc:date>2023-03-20T11:05:32.223386231</dc:date>
    <meta:editing-duration>PT12H31M10S</meta:editing-duration>
    <meta:editing-cycles>139</meta:editing-cycles>
    <meta:generator>LibreOffice/7.3.7.2$Linux_X86_64 LibreOffice_project/30$Build-2</meta:generator>
    <meta:document-statistic meta:table-count="3" meta:cell-count="5262" meta:object-count="0"/>
  </office:meta>
</office:document-meta>
</file>